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e9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e-05and10/<text:bookmark-start text:name="__DdeLink__62_59081323"/>guitar/guitar_0166.<text:bookmark-end text:name="__DdeLink__62_59081323"/>txt <text:s/><text:span text:style-name="T1">guitar to airplane</text:span></text:p>
      <text:p text:style-name="Standard">]]]]]]]]]]</text:p>
      <text:p text:style-name="Standard">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0:11:46.430137052</meta:creation-date>
    <dc:date>2022-04-17T18:58:38.786034514</dc:date>
    <meta:editing-duration>PT4H25M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65" meta:non-whitespace-character-count="61"/>
  </office:meta>
</office:document-meta>
</file>